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3b6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12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c6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6da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7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8da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061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7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bdc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9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e69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906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6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5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761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d7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3f5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f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a8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90a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44f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590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1b1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a7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1ad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ff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c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91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65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8cd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b9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8ed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36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4806a7" officeooo:paragraph-rsid="414806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0a8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8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0bd4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ad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cc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e5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237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1706191" style:font-name-asian="標楷體1"/>
    </style:style>
    <style:style style:name="T10" style:family="text">
      <style:text-properties style:font-name="標楷體1" officeooo:rsid="41724df6" style:font-name-asian="標楷體1"/>
    </style:style>
    <style:style style:name="T11" style:family="text">
      <style:text-properties style:font-name="標楷體1" officeooo:rsid="419a7853" style:font-name-asian="標楷體1"/>
    </style:style>
    <style:style style:name="T12" style:family="text">
      <style:text-properties style:font-name="標楷體1" officeooo:rsid="41a56434" style:font-name-asian="標楷體1"/>
    </style:style>
    <style:style style:name="T13" style:family="text">
      <style:text-properties style:font-name="標楷體1" officeooo:rsid="41aab3a3" style:font-name-asian="標楷體1"/>
    </style:style>
    <style:style style:name="T14" style:family="text">
      <style:text-properties style:font-name="標楷體1" officeooo:rsid="41afb369" style:font-name-asian="標楷體1"/>
    </style:style>
    <style:style style:name="T15" style:family="text">
      <style:text-properties style:font-name="標楷體1" officeooo:rsid="41b4633b" style:font-name-asian="標楷體1"/>
    </style:style>
    <style:style style:name="T16" style:family="text">
      <style:text-properties style:font-name="標楷體1" officeooo:rsid="41722773" style:font-name-asian="標楷體1"/>
    </style:style>
    <style:style style:name="T17" style:family="text">
      <style:text-properties style:font-name="標楷體1" officeooo:rsid="420c3619" style:font-name-asian="標楷體1"/>
    </style:style>
    <style:style style:name="T18" style:family="text">
      <style:text-properties style:font-name="標楷體1" officeooo:rsid="41ea4d99" style:font-name-asian="標楷體1"/>
    </style:style>
    <style:style style:name="T19" style:family="text">
      <style:text-properties style:font-name="標楷體1" officeooo:rsid="421a3630" style:font-name-asian="標楷體1"/>
    </style:style>
    <style:style style:name="T20" style:family="text">
      <style:text-properties style:font-name="標楷體1" officeooo:rsid="406f3b4a"/>
    </style:style>
    <style:style style:name="T21" style:family="text">
      <style:text-properties style:font-name="標楷體1" officeooo:rsid="1c90e499"/>
    </style:style>
    <style:style style:name="T22" style:family="text">
      <style:text-properties style:font-name="標楷體1" officeooo:rsid="40cd9392"/>
    </style:style>
    <style:style style:name="T23" style:family="text">
      <style:text-properties style:font-name="標楷體1" officeooo:rsid="41722773"/>
    </style:style>
    <style:style style:name="T24" style:family="text">
      <style:text-properties style:font-name="標楷體1" style:text-underline-style="solid" style:text-underline-width="auto" style:text-underline-color="font-color" officeooo:rsid="141cb316"/>
    </style:style>
    <style:style style:name="T25" style:family="text">
      <style:text-properties style:font-name="標楷體1" officeooo:rsid="420bd45e"/>
    </style:style>
    <style:style style:name="T26" style:family="text">
      <style:text-properties style:font-name="標楷體1" officeooo:rsid="41ea4d99"/>
    </style:style>
    <style:style style:name="T27" style:family="text">
      <style:text-properties style:font-name="標楷體1" officeooo:rsid="421a3630"/>
    </style:style>
    <style:style style:name="T28" style:family="text">
      <style:text-properties style:font-name="標楷體1" officeooo:rsid="421c3ab7"/>
    </style:style>
    <style:style style:name="T29" style:family="text">
      <style:text-properties officeooo:rsid="407d36e1"/>
    </style:style>
    <style:style style:name="T30" style:family="text">
      <style:text-properties officeooo:rsid="407d36e1" style:font-name-asian="Arial1"/>
    </style:style>
    <style:style style:name="T31" style:family="text">
      <style:text-properties officeooo:rsid="411d7b05" style:font-name-asian="Arial1"/>
    </style:style>
    <style:style style:name="T32" style:family="text">
      <style:text-properties officeooo:rsid="41ea4d99" style:font-name-asian="Arial1"/>
    </style:style>
    <style:style style:name="T33" style:family="text">
      <style:text-properties officeooo:rsid="41eab1d2" style:font-name-asian="Arial1"/>
    </style:style>
    <style:style style:name="T34" style:family="text">
      <style:text-properties officeooo:rsid="4c43b58b"/>
    </style:style>
    <style:style style:name="T35" style:family="text">
      <style:text-properties fo:color="#333333"/>
    </style:style>
    <style:style style:name="T36" style:family="text">
      <style:text-properties fo:color="#333333" officeooo:rsid="4c43b58b"/>
    </style:style>
    <style:style style:name="T37" style:family="text">
      <style:text-properties officeooo:rsid="40a74c4d"/>
    </style:style>
    <style:style style:name="T38" style:family="text">
      <style:text-properties officeooo:rsid="40bcd1a9"/>
    </style:style>
    <style:style style:name="T39" style:family="text">
      <style:text-properties officeooo:rsid="40cd9392"/>
    </style:style>
    <style:style style:name="T40" style:family="text">
      <style:text-properties officeooo:rsid="411761bc"/>
    </style:style>
    <style:style style:name="T41" style:family="text">
      <style:text-properties officeooo:rsid="411d7b05"/>
    </style:style>
    <style:style style:name="T42" style:family="text">
      <style:text-properties officeooo:rsid="4146d764"/>
    </style:style>
    <style:style style:name="T43" style:family="text">
      <style:text-properties officeooo:rsid="41706191"/>
    </style:style>
    <style:style style:name="T44" style:family="text">
      <style:text-properties officeooo:rsid="41722773"/>
    </style:style>
    <style:style style:name="T45" style:family="text">
      <style:text-properties officeooo:rsid="41724df6"/>
    </style:style>
    <style:style style:name="T46" style:family="text">
      <style:text-properties officeooo:rsid="418a0096"/>
    </style:style>
    <style:style style:name="T47" style:family="text">
      <style:text-properties officeooo:rsid="419a7853"/>
    </style:style>
    <style:style style:name="T48" style:family="text">
      <style:text-properties officeooo:rsid="41af9085"/>
    </style:style>
    <style:style style:name="T49" style:family="text">
      <style:text-properties officeooo:rsid="41afb369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officeooo:rsid="41ea4d99"/>
    </style:style>
    <style:style style:name="T52" style:family="text">
      <style:text-properties officeooo:rsid="41eab1d2"/>
    </style:style>
    <style:style style:name="T53" style:family="text">
      <style:text-properties officeooo:rsid="41fe098d"/>
    </style:style>
    <style:style style:name="T54" style:family="text">
      <style:text-properties officeooo:rsid="376c64b1"/>
    </style:style>
    <style:style style:name="T55" style:family="text">
      <style:text-properties officeooo:rsid="420bd45e"/>
    </style:style>
    <style:style style:name="T56" style:family="text">
      <style:text-properties style:text-position="super 58%" style:font-name="標楷體1" officeooo:rsid="420bd45e"/>
    </style:style>
    <style:style style:name="T57" style:family="text">
      <style:text-properties officeooo:rsid="4214c2c3"/>
    </style:style>
    <style:style style:name="T58" style:family="text">
      <style:text-properties officeooo:rsid="344985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80276235" text:style-name="L1">
        <text:list-item>
          <text:p text:style-name="P1"><text:bookmark-start text:name="受到 精神層個體、超能力個體 影響 有機率出現的 現象"/>受到 精神層個體、超能力個體 影響 有機率出現的 現象<text:bookmark-end text:name="受到 精神層個體、超能力個體 影響 有機率出現的 現象"/></text:p>
          <text:list>
            <text:list-item>
              <text:p text:style-name="P11">受到 精神層個體、超能力個體 影響，有機率出現的 現象。</text:p>
              <text:list>
                <text:list-item>
                  <text:p text:style-name="P12">如同 酒醉、暈船 狀態。</text:p>
                </text:list-item>
              </text:list>
            </text:list-item>
            <text:list-item>
              <text:p text:style-name="P12">精神層個體、超能力個體 影響、控制 之前，會有 跡象。</text:p>
              <text:list>
                <text:list-item>
                  <text:p text:style-name="P12">跡象 是 超能力個體、精神層個體 的 前置動作（無法隱藏、必定會出現）的 跡象。</text:p>
                </text:list-item>
                <text:list-item>
                  <text:p text:style-name="P12">反制。</text:p>
                  <text:list>
                    <text:list-item>
                      <text:p text:style-name="P12">捕捉 跡象的 特徵。</text:p>
                    </text:list-item>
                    <text:list-item>
                      <text:p text:style-name="P12">發現、偵測到 該特徵 的時候，觀察（接下的）影響、控制。</text:p>
                    </text:list-item>
                  </text:list>
                </text:list-item>
              </text:list>
            </text:list-item>
            <text:list-item>
              <text:p text:style-name="P13">精神層個體。</text:p>
              <text:list>
                <text:list-item>
                  <text:p text:style-name="P13">精神層個體 無法影響 無機體個體、游離體個體。</text:p>
                  <text:list>
                    <text:list-item>
                      <text:p text:style-name="P14">明顯例子，精神層個體 無法，讓 水蒸氣 變成 冰塊。</text:p>
                      <text:list>
                        <text:list-item>
                          <text:p text:style-name="P14">精神層個體 無法，讓 水蒸氣<text:span text:style-name="T37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37">大氣壓 的情況之下，變成 冰塊</text:span>。</text:p>
                        </text:list-item>
                        <text:list-item>
                          <text:p text:style-name="P14">無法 是 無法、不能、做不到。</text:p>
                        </text:list-item>
                      </text:list>
                    </text:list-item>
                    <text:list-item>
                      <text:p text:style-name="P14">明顯例子，精神層個體 無法，讓液態溫度計在<text:span text:style-name="T4">攝氏10000度、1大氣壓</text:span>的情況之下 震盪。</text:p>
                      <text:list>
                        <text:list-item>
                          <text:p text:style-name="P14">精神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5">明顯例子，精神層個體 無法，讓 白銀 變成 黃金。</text:p>
                      <text:list>
                        <text:list-item>
                          <text:p text:style-name="P15">精神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5">明顯例子，精神層個體 無法，讓 機械手錶 從 順時鐘旋轉 變成 逆時鐘旋轉。</text:p>
                    </text:list-item>
                    <text:list-item>
                      <text:p text:style-name="P15">明顯例子，精神層個體 無法，讓 機械手錶的 秒針做順時鐘旋轉、分針做逆時鐘旋轉。</text:p>
                    </text:list-item>
                    <text:list-item>
                      <text:p text:style-name="P15">明顯例子，精神層個體 無法，讓 盤子 變成 筷子。</text:p>
                    </text:list-item>
                    <text:list-item>
                      <text:p text:style-name="P15">明顯例子，精神層個體 無法，讓 完整的盤子 變成 碎掉的盤子。</text:p>
                    </text:list-item>
                    <text:list-item>
                      <text:p text:style-name="P15">明顯例子，精神層個體 無法，讓 碎掉的盤子 變成 完整的盤子。</text:p>
                    </text:list-item>
                    <text:list-item>
                      <text:p text:style-name="P15">明顯例子，精神層個體 無法，讓 順時鐘轉的陀螺 變成 逆時鐘轉的陀螺。</text:p>
                    </text:list-item>
                    <text:list-item>
                      <text:p text:style-name="P15">明顯例子，精神層個體 無法，讓 靜止不動的陀螺 變成 自己旋轉的陀螺。</text:p>
                    </text:list-item>
                    <text:list-item>
                      <text:p text:style-name="P15">明顯例子，精神層個體 無法，讓 飛機 變成 汽車。</text:p>
                    </text:list-item>
                    <text:list-item>
                      <text:p text:style-name="P15">明顯例子，精神層個體 無法，讓 鹽水 變成 純水。</text:p>
                    </text:list-item>
                    <text:list-item>
                      <text:p text:style-name="P15">明顯例子，精神層個體 無法，讓 牛奶 變成 牛。</text:p>
                    </text:list-item>
                    <text:list-item>
                      <text:p text:style-name="P15">明顯例子，精神層個體 無法，讓 企鵝 超音速飛行。</text:p>
                    </text:list-item>
                    <text:list-item>
                      <text:p text:style-name="P15">明顯例子，精神層個體 無法，讓 海豚 長出 羽毛。</text:p>
                    </text:list-item>
                    <text:list-item>
                      <text:p text:style-name="P15">明顯例子，精神層個體 無法，讓 人類 看到 <text:span text:style-name="T22">x</text:span><text:span text:style-name="T39">光。</text:span></text:p>
                    </text:list-item>
                    <text:list-item>
                      <text:p text:style-name="P15">明顯例子，精神層個體 無法，讓 人類 聽到<text:span text:style-name="T4"> 超音波</text:span>。</text:p>
                    </text:list-item>
                    <text:list-item>
                      <text:p text:style-name="P15">明顯例子，精神層個體 無法，讓 人類 划著空氣 往上浮。</text:p>
                    </text:list-item>
                    <text:list-item>
                      <text:p text:style-name="P15">明顯例子，精神層個體 無法，讓 人類的 指甲 停止生長。</text:p>
                    </text:list-item>
                    <text:list-item>
                      <text:p text:style-name="P15">明顯例子，精神層個體 無法，影響 人類的 情緒、記憶、血壓。</text:p>
                    </text:list-item>
                    <text:list-item>
                      <text:p text:style-name="P15">明顯例子，精神層個體 無法，讓 人類 從 男性 變成 女性。</text:p>
                    </text:list-item>
                    <text:list-item>
                      <text:p text:style-name="P15">明顯例子，精神層個體 無法，讓 人類 從 老年人 變成 年輕人。</text:p>
                    </text:list-item>
                    <text:list-item>
                      <text:p text:style-name="P15">明顯例子，精神層個體 無法，改變 天氣、氣候、季節。</text:p>
                    </text:list-item>
                    <text:list-item>
                      <text:p text:style-name="P15">明顯例子，精神層個體 無法，讓 天空 下雨。</text:p>
                    </text:list-item>
                    <text:list-item>
                      <text:p text:style-name="P15">明顯例子，精神層個體 無法，讓 雨 從 地面 跑回 雲中。</text:p>
                    </text:list-item>
                    <text:list-item>
                      <text:p text:style-name="P15">明顯例子，精神層個體 無法，讓 颱風 在 海上 消失。</text:p>
                    </text:list-item>
                    <text:list-item>
                      <text:p text:style-name="P15">明顯例子，精神層個體 無法，讓 夏季 變成 冬季。</text:p>
                    </text:list-item>
                  </text:list>
                </text:list-item>
                <text:list-item>
                  <text:p text:style-name="P16">精神層個體、超能力個體 的 超能力、遙視能力、心靈感應能力 有 侷限性。</text:p>
                  <text:list>
                    <text:list-item>
                      <text:p text:style-name="P17">明顯例子，精神層個體、超能力個體 無法心靈感應到，人類 即將 想到什麼。</text:p>
                      <text:list>
                        <text:list-item>
                          <text:p text:style-name="P18">明顯例子，精神層個體、超能力個體 無法心靈感應到，<text:span text:style-name="T4">（&lt;_?</text:span><text:span text:style-name="T15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18">明顯例子，精神層個體、超能力個體 無法遙視到，<text:span text:style-name="T4">（&lt;_?</text:span><text:span text:style-name="T15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19">明顯例子，精神層個體、超能力個體 只能 推測、猜測、亂猜，<text:span text:style-name="T4">（&lt;_?</text:span><text:span text:style-name="T15">3_&gt;個體的）</text:span>人類 即將 想到什麼。</text:p>
                        </text:list-item>
                      </text:list>
                    </text:list-item>
                    <text:list-item>
                      <text:p text:style-name="P20">明顯例子，精神層個體、超能力個體 無法心靈感應到，人類 曾經 想到什麼、思想什麼。</text:p>
                      <text:list>
                        <text:list-item>
                          <text:p text:style-name="P20">明顯例子，精神層個體、超能力個體 無法心靈感應到，<text:span text:style-name="T4">（&lt;_?</text:span><text:span text:style-name="T15">3_&gt;個體的）</text:span>人類 在 過去的思覺、在過去想到什麼、在過去思想什麼、曾經想到什麼、曾經思想什麼。</text:p>
                        </text:list-item>
                        <text:list-item>
                          <text:p text:style-name="P20">明顯例子，精神層個體、超能力個體 無法遙視到，<text:span text:style-name="T4">（&lt;_?</text:span><text:span text:style-name="T15">3_&gt;個體的）</text:span>人類 在過去的思覺、在過去想到什麼、在過去思想什麼、曾經想到什麼、曾經思想什麼。</text:p>
                        </text:list-item>
                        <text:list-item>
                          <text:p text:style-name="P20">明顯例子，精神層個體、超能力個體 只能 推測、猜測、亂猜，<text:span text:style-name="T4">（&lt;_?</text:span><text:span text:style-name="T15">3_&gt;個體的）</text:span>人類 曾經 想到什麼。</text:p>
                        </text:list-item>
                      </text:list>
                    </text:list-item>
                    <text:list-item>
                      <text:p text:style-name="P21">明顯例子，精神層個體、超能力個體 無法遙視到<text:span text:style-name="T4">，</text:span><text:span text:style-name="T9">100%的</text:span><text:span text:style-name="T43"> 未來、未來抉擇</text:span>。</text:p>
                      <text:list>
                        <text:list-item>
                          <text:p text:style-name="P21">明顯例子，某一特定個體 走到 十字路口。</text:p>
                          <text:list>
                            <text:list-item>
                              <text:p text:style-name="P22">假定，遙視個體 <text:span text:style-name="T44">遙視 其他</text:span><text:span text:style-name="T4">&lt;?</text:span><text:span text:style-name="T15">3&gt;個體</text:span>。</text:p>
                              <text:list>
                                <text:list-item>
                                  <text:p text:style-name="P23">遙視個體 <text:span text:style-name="T44">遙視 其他</text:span><text:span text:style-name="T4">&lt;?</text:span><text:span text:style-name="T15">3&gt;個體</text:span><text:span text:style-name="T4">（</text:span><text:span text:style-name="T15">的 </text:span><text:span text:style-name="T44">該個體</text:span><text:span text:style-name="T16">）</text:span>。</text:p>
                                </text:list-item>
                              </text:list>
                            </text:list-item>
                            <text:list-item>
                              <text:p text:style-name="P21">遙視個體 無法<text:span text:style-name="T44">遙視到，該個體</text:span><text:span text:style-name="T23"> 100% </text:span><text:span text:style-name="T44">往前走。</text:span></text:p>
                              <text:list>
                                <text:list-item>
                                  <text:p text:style-name="P24">遙視個體 無法<text:span text:style-name="T44">遙視到，</text:span><text:span text:style-name="T4">（&lt;_?3_&gt;個體的</text:span><text:span text:style-name="T16">）</text:span><text:span text:style-name="T44">該個體</text:span><text:span text:style-name="T23"> 100% </text:span><text:span text:style-name="T44">往前走</text:span>。</text:p>
                                </text:list-item>
                              </text:list>
                            </text:list-item>
                            <text:list-item>
                              <text:p text:style-name="P21">遙視個體 有機率遙<text:span text:style-name="T4">視到 </text:span><text:span text:style-name="T10">100次</text:span><text:span text:style-name="T45">當中，</text:span><text:span text:style-name="T10">有70次往前走、</text:span><text:span text:style-name="T13">5</text:span><text:span text:style-name="T10">次往後走、</text:span><text:span text:style-name="T12">1</text:span><text:span text:style-name="T13">5</text:span><text:span text:style-name="T45">次往左走。</text:span></text:p>
                              <text:list>
                                <text:list-item>
                                  <text:p text:style-name="P21">遙視個體、遙視團隊的其他個體 有機率，在 往前走的 地方 布局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">明顯例子，假定，遙視個體 遙視到 某一特定個體，（即將）走到 十字路口。</text:p>
                          <text:list>
                            <text:list-item>
                              <text:p text:style-name="P25">假定，遙視個體 遙視到，該個體<text:span text:style-name="T4"> 往前走有</text:span><text:span text:style-name="T11">70%的機率、往後走有5%的機率</text:span><text:span text:style-name="T47">。</text:span></text:p>
                            </text:list-item>
                            <text:list-item>
                              <text:p text:style-name="P25">假定，遙視團隊 希望，該個體 往左走。</text:p>
                            </text:list-item>
                            <text:list-item>
                              <text:p text:style-name="P26">假定，遙視團隊、其他個體（事先）（只）在 十字路口的前方道路 施工。</text:p>
                              <text:list>
                                <text:list-item>
                                  <text:p text:style-name="P27">其他個體（在該個體走到十字路口之前）只在 十字路口的前方道路 施工。</text:p>
                                </text:list-item>
                                <text:list-item>
                                  <text:p text:style-name="P25">遙視團隊、（遙視團隊 指揮）其他個體 布局。</text:p>
                                </text:list-item>
                              </text:list>
                            </text:list-item>
                            <text:list-item>
                              <text:p text:style-name="P25">假定，遙視個體 遙視到，該個體 往後走<text:span text:style-name="T4">有</text:span><text:span text:style-name="T14">15%的機率、往左走有70%的</text:span><text:span text:style-name="T49">機率。</text:span></text:p>
                            </text:list-item>
                            <text:list-item>
                              <text:p text:style-name="P25">該個體 走到 十字路口。</text:p>
                              <text:list>
                                <text:list-item>
                                  <text:p text:style-name="P21">該個體 在原地 →<text:span text:style-name="T48"> </text:span>有機率原地發現，十字路口的前方道路 在 施工。</text:p>
                                  <text:list>
                                    <text:list-item>
                                      <text:p text:style-name="P21">該個體 有機率 往左走。</text:p>
                                    </text:list-item>
                                  </text:list>
                                </text:list-item>
                                <text:list-item>
                                  <text:p text:style-name="P21">該個體 往前走 →<text:span text:style-name="T46"> 有機率</text:span>走到一半 才發現，十字路口的前方道路 在 施工。</text:p>
                                  <text:list>
                                    <text:list-item>
                                      <text:p text:style-name="P21">該個體 有機率 通過、繞路、往回走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35">、理性 記錄、</text:span>描述<text:span text:style-name="T35">、思考 事實</text:span>。</text:p>
                  <text:list>
                    <text:list-item>
                      <text:p text:style-name="P28">明顯例子，（<text:span text:style-name="T3">Y</text:span><text:span text:style-name="T20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35">所有的</text:span>超自然現象<text:span text:style-name="T35">必定</text:span>有<text:span text:style-name="T35">某個</text:span>自然的原因，只是當事人知識<text:span text:style-name="T35">水平不足、</text:span>水準不足，無法解釋而已<text:span text:style-name="T35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28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35">現象其實</text:span>是對神的褻瀆，<text:span text:style-name="T35">因為自然界的物理法則，本來就是神創造的，神幹嘛又做一件事來違反自己創造的法則，這不是一個很自相矛盾的上帝嗎？</text:span>奇蹟的存在其實證明了上帝的侷限<text:span text:style-name="T35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29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30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明顯例子。</text:p>
                      <text:list>
                        <text:list-item>
                          <text:p text:style-name="P58">假定，某一特定照片 顯示，某一特定個體、某一特定手機。</text:p>
                        </text:list-item>
                        <text:list-item>
                          <text:p text:style-name="P58">假定，該照片 顯示，該個體的 手 觸碰到，該手機的 手機螢幕。</text:p>
                        </text:list-item>
                        <text:list-item>
                          <text:p text:style-name="P58">假定，該照片 顯示，手機螢幕的 畫面顯示 是 手機遊戲的 畫面。</text:p>
                        </text:list-item>
                        <text:list-item>
                          <text:p text:style-name="P58">其他個體 有機率認定，該個體 在 浪費時間 玩遊戲。</text:p>
                        </text:list-item>
                        <text:list-item>
                          <text:p text:style-name="P58">其他個體 有機率認定，該個體 在 消磨時間 玩遊戲。</text:p>
                        </text:list-item>
                        <text:list-item>
                          <text:p text:style-name="P58">其他個體 有機率認定，該個體 在 訓練腦力 玩遊戲。</text:p>
                        </text:list-item>
                        <text:list-item>
                          <text:p text:style-name="P58">其他個體 有機率認定，該個體 在被 奶嘴樂 玩遊戲。</text:p>
                        </text:list-item>
                        <text:list-item>
                          <text:p text:style-name="P58">客觀、理性 是，描述 畫面、感測。</text:p>
                          <text:list>
                            <text:list-item>
                              <text:p text:style-name="P31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冷靜。</text:p>
                </text:list-item>
                <text:list-item>
                  <text:p text:style-name="P4">強化<text:span text:style-name="T35">、提升</text:span> 意志力<text:span text:style-name="T35">、專注力</text:span>。</text:p>
                  <text:list>
                    <text:list-item>
                      <text:p text:style-name="P32">肉質層個體的 意志力、專注力 越強，精神層個體、超能力個體 的 影響 越低落。</text:p>
                    </text:list-item>
                    <text:list-item>
                      <text:p text:style-name="P32">思想、決策、行動 不要 變來變去、猶豫不決、三心二意。</text:p>
                      <text:list>
                        <text:list-item>
                          <text:p text:style-name="P32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32">經驗 →<text:span text:style-name="T38"> 改過 → 不重新犯錯。</text:span></text:p>
                </text:list-item>
                <text:list-item>
                  <text:p text:style-name="P33">跡象。</text:p>
                  <text:list>
                    <text:list-item>
                      <text:p text:style-name="P33">捕捉 跡象的 特徵。</text:p>
                      <text:list>
                        <text:list-item>
                          <text:p text:style-name="P34">捕捉到、發現到、偵測到 該跡象、該特徵 的時候，觀察（接下的）影響、控制。</text:p>
                        </text:list-item>
                      </text:list>
                    </text:list-item>
                    <text:list-item>
                      <text:p text:style-name="P5">假定，<text:span text:style-name="T35">認定 </text:span>精神層個體、超能力個體 不懷好意。</text:p>
                      <text:list>
                        <text:list-item>
                          <text:p text:style-name="P5">捕捉<text:span text:style-name="T35">到、發現到、偵測到 該</text:span>跡象<text:span text:style-name="T35">、該特徵 的時候</text:span>，制止<text:span text:style-name="T35">（接下的）</text:span>影響<text:span text:style-name="T35">、控制</text:span>。</text:p>
                        </text:list-item>
                      </text:list>
                    </text:list-item>
                    <text:list-item>
                      <text:p text:style-name="P35">捕捉 跡象的 特徵 →<text:span text:style-name="T40"> </text:span>觀察（接下的）影響、控制。</text:p>
                      <text:list>
                        <text:list-item>
                          <text:p text:style-name="P35">捕捉 跡象的跡象的 特徵 →<text:span text:style-name="T40"> </text:span>觀察（接下的）影響、控制。</text:p>
                        </text:list-item>
                        <text:list-item>
                          <text:p text:style-name="P35">捕捉 跡象的跡象的跡象的 特徵 →<text:span text:style-name="T40"> </text:span>觀察（接下的）影響、控制。</text:p>
                        </text:list-item>
                        <text:list-item>
                          <text:p text:style-name="P36">明顯例子，第一個個體 感受到 風。</text:p>
                          <text:list>
                            <text:list-item>
                              <text:p text:style-name="P36">第一個個體 觀察到 有風在吹。</text:p>
                            </text:list-item>
                            <text:list-item>
                              <text:p text:style-name="P35">第一個個體 觀察到 扇子的 運動 產生 風。</text:p>
                            </text:list-item>
                            <text:list-item>
                              <text:p text:style-name="P35">第一個個體 觀察到 第二個個體 在用扇子 上下擺動 搧風。</text:p>
                            </text:list-item>
                            <text:list-item>
                              <text:p text:style-name="P35">假定，第一個個體 認定，第二個個體 不懷好意。</text:p>
                              <text:list>
                                <text:list-item>
                                  <text:p text:style-name="P35">第一個個體 有機率 遠離、離開 第二個個體。</text:p>
                                </text:list-item>
                                <text:list-item>
                                  <text:p text:style-name="P35">第一個個體 有機率 建立牆壁、打造牆壁、身處在牆壁後面。</text:p>
                                </text:list-item>
                              </text:list>
                            </text:list-item>
                            <text:list-item>
                              <text:p text:style-name="P36">跡象 <text:span text:style-name="T31">↔</text:span><text:span text:style-name="T41"> </text:span>風<text:span text:style-name="T41">。</text:span></text:p>
                              <text:list>
                                <text:list-item>
                                  <text:p text:style-name="P36">跡象的特徵 <text:span text:style-name="T31">↔</text:span><text:span text:style-name="T41"> 風的 存在、強弱、風向</text:span>。</text:p>
                                </text:list-item>
                                <text:list-item>
                                  <text:p text:style-name="P37">跡象的跡象 <text:span text:style-name="T31">↔</text:span><text:span text:style-name="T41"> </text:span>扇子的 運動 產生 風。</text:p>
                                </text:list-item>
                                <text:list-item>
                                  <text:p text:style-name="P38">跡象的跡象的 特徵 <text:span text:style-name="T31">↔</text:span><text:span text:style-name="T41"> 扇子的 大小、形狀、運動速度</text:span>。</text:p>
                                </text:list-item>
                                <text:list-item>
                                  <text:p text:style-name="P39">跡象的跡象的跡象 <text:span text:style-name="T31">↔</text:span><text:span text:style-name="T41"> 第二個個體的 手部運動 讓 扇子的 運動 產生 風</text:span>。</text:p>
                                </text:list-item>
                                <text:list-item>
                                  <text:p text:style-name="P38">跡象的跡象的跡象的 特徵 <text:span text:style-name="T31">↔</text:span><text:span text:style-name="T41"> 第二個個體的 手部運動的 速度</text:span>。</text:p>
                                  <text:list>
                                    <text:list-item>
                                      <text:p text:style-name="P40">風 <text:span text:style-name="T31">↔</text:span><text:span text:style-name="T41"> 想法、念頭</text:span>。</text:p>
                                    </text:list-item>
                                    <text:list-item>
                                      <text:p text:style-name="P39"><text:span text:style-name="T41">第二個個體</text:span> <text:span text:style-name="T31">↔</text:span><text:span text:style-name="T41"> 精神層個體、超能力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身體健康。</text:p>
                  <text:list>
                    <text:list-item>
                      <text:p text:style-name="P41">正常飲食。</text:p>
                      <text:list>
                        <text:list-item>
                          <text:p text:style-name="P41">規律飲食、營養均衡、攝取水分。</text:p>
                        </text:list-item>
                      </text:list>
                    </text:list-item>
                    <text:list-item>
                      <text:p text:style-name="P41">正常睡眠。</text:p>
                      <text:list>
                        <text:list-item>
                          <text:p text:style-name="P41">規律睡眠、睡眠時間適當、優化睡眠品質。</text:p>
                        </text:list-item>
                      </text:list>
                    </text:list-item>
                    <text:list-item>
                      <text:p text:style-name="P59">被陽光照射、身處在適當溫度和適當濕度和適當氛圍的適當環境當中。</text:p>
                      <text:list>
                        <text:list-item>
                          <text:p text:style-name="P59">氛圍 是（心理、心靈、意識、情緒、情感 的）氛圍。</text:p>
                        </text:list-item>
                        <text:list-item>
                          <text:p text:style-name="P59">氛圍 的 明顯例子，安靜、寧靜、和平。</text:p>
                        </text:list-item>
                      </text:list>
                    </text:list-item>
                  </text:list>
                </text:list-item>
                <text:list-item>
                  <text:p text:style-name="P7">正向思考。</text:p>
                  <text:list>
                    <text:list-item>
                      <text:p text:style-name="P42">正向思考、善良思想。</text:p>
                    </text:list-item>
                  </text:list>
                </text:list-item>
                <text:list-item>
                  <text:p text:style-name="P6">有目標。</text:p>
                  <text:list>
                    <text:list-item>
                      <text:p text:style-name="P39">有目標 →<text:span text:style-name="T42"> </text:span>達成目標、實現目標、<text:span text:style-name="T42">找到新的目標</text:span>。</text:p>
                    </text:list-item>
                  </text:list>
                </text:list-item>
                <text:list-item>
                  <text:p text:style-name="P6"><text:span text:style-name="T35">增加（</text:span>正確的<text:span text:style-name="T35">）已知、</text:span>預設<text:span text:style-name="T35">之內、設想之內</text:span>。</text:p>
                  <text:list>
                    <text:list-item>
                      <text:p text:style-name="P43">正確 是 投影世界觀（之內、當中、認定、合乎邏輯、邏輯自洽）的 正確。</text:p>
                    </text:list-item>
                    <text:list-item>
                      <text:p text:style-name="P43">增加（正確的）已知 的 明顯例子，學習 物理學。</text:p>
                      <text:list>
                        <text:list-item>
                          <text:p text:style-name="P39">使用 已知 取代 未知。</text:p>
                          <text:list>
                            <text:list-item>
                              <text:p text:style-name="P44">使用 知道現象背後的原因、知道本質 取代 只知表象、只知現象。</text:p>
                              <text:list>
                                <text:list-item>
                                  <text:p text:style-name="P44">知道本質 是 知道 現象、本質、現象和本質之間的關聯性和映射性和動態性。</text:p>
                                  <text:list>
                                    <text:list-item>
                                      <text:p text:style-name="P44">動態性 是（動態）相依性。</text:p>
                                    </text:list-item>
                                    <text:list-item>
                                      <text:p text:style-name="P44">動態性 的 明顯例子，機械手錶。</text:p>
                                      <text:list>
                                        <text:list-item>
                                          <text:p text:style-name="P44">秒針 順時針 旋轉 →<text:span text:style-name="T51"> 分針（跟著、相對應的）順時針 旋轉。</text:span></text:p>
                                          <text:list>
                                            <text:list-item>
                                              <text:p text:style-name="P44">跟著、相對應的 <text:span text:style-name="T32">↔</text:span><text:span text:style-name="T51"> 動態性、動態相依性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4">齒輪構造、齒輪群的結構、齒輪系統的運轉機制 <text:span text:style-name="T33">↔</text:span><text:span text:style-name="T52"> </text:span>現象背後的 原因。</text:p>
                                        </text:list-item>
                                        <text:list-item>
                                          <text:p text:style-name="P45">齒輪 帶動 秒針、分針 <text:span text:style-name="T32">↔</text:span><text:span text:style-name="T51">（跟著、相對應的）順時針旋轉的 本質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6">明顯例子，機械手錶 <text:span text:style-name="T32">↔</text:span><text:span text:style-name="T51"> </text:span>函數。</text:p>
                                  <text:list>
                                    <text:list-item>
                                      <text:p text:style-name="P60"><text:span text:style-name="T54">秒針 </text:span><text:span text:style-name="T32">↔</text:span><text:span text:style-name="T18"> </text:span><text:span text:style-name="T19">y</text:span>。</text:p>
                                      <text:list>
                                        <text:list-item>
                                          <text:p text:style-name="P61">假定，<text:span text:style-name="T27">y</text:span><text:span text:style-name="T3"> = </text:span><text:span text:style-name="T27">f(x)</text:span>。</text:p>
                                        </text:list-item>
                                        <text:list-item>
                                          <text:p text:style-name="P61">秒針<text:span text:style-name="T54"> </text:span><text:span text:style-name="T32">↔</text:span><text:span text:style-name="T51"> </text:span><text:span text:style-name="T3">f(x)</text:span>。</text:p>
                                        </text:list-item>
                                        <text:list-item>
                                          <text:p text:style-name="P60"><text:span text:style-name="T57">秒針 運動、順時針旋轉 </text:span><text:span text:style-name="T32">↔</text:span><text:span text:style-name="T51"> </text:span><text:span text:style-name="T3">f(x) 曲線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">假定，秒針 <text:span text:style-name="T4">是 發條</text:span><text:span text:style-name="T17">、</text:span><text:span text:style-name="T55">齒輪群的結構 帶動 </text:span><text:span text:style-name="T32">↔</text:span><text:span text:style-name="T51"> </text:span><text:span text:style-name="T3">f(x) = </text:span><text:span text:style-name="T25">a*x</text:span><text:span text:style-name="T56">2</text:span><text:span text:style-name="T25"> + b*x + c</text:span>。</text:p>
                                      <text:list>
                                        <text:list-item>
                                          <text:p text:style-name="P63"><text:span text:style-name="T4">發條</text:span><text:span text:style-name="T17">、</text:span><text:span text:style-name="T55">齒輪群結構、齒輪形狀、齒輪齒數 </text:span><text:span text:style-name="T32">↔</text:span><text:span text:style-name="T51"> </text:span><text:span text:style-name="T25">a * x</text:span><text:span text:style-name="T56">2</text:span><text:span text:style-name="T25"> + b * x + c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7">明顯例子，世界（現象、本質）<text:span text:style-name="T32">↔</text:span><text:span text:style-name="T51"> </text:span>函數。</text:p>
                                  <text:list>
                                    <text:list-item>
                                      <text:p text:style-name="P63"><text:span text:style-name="T54">現象 </text:span><text:span text:style-name="T32">↔</text:span><text:span text:style-name="T18"> </text:span><text:span text:style-name="T19">y</text:span>。</text:p>
                                      <text:list>
                                        <text:list-item>
                                          <text:p text:style-name="P63">假定，<text:span text:style-name="T27">y</text:span><text:span text:style-name="T3"> = </text:span><text:span text:style-name="T27">f(x)</text:span>。</text:p>
                                        </text:list-item>
                                        <text:list-item>
                                          <text:p text:style-name="P64"><text:span text:style-name="T54">現象 存在 </text:span><text:span text:style-name="T32">↔</text:span><text:span text:style-name="T51"> </text:span><text:span text:style-name="T28">y、</text:span><text:span text:style-name="T27">f(x)</text:span>。</text:p>
                                        </text:list-item>
                                        <text:list-item>
                                          <text:p text:style-name="P64"><text:span text:style-name="T54">現象 變化 </text:span><text:span text:style-name="T32">↔</text:span><text:span text:style-name="T51"> </text:span><text:span text:style-name="T26">y、</text:span><text:span text:style-name="T27">f(x)</text:span><text:span text:style-name="T3"> 曲線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3">假定，<text:span text:style-name="T3">f(x) = </text:span><text:span text:style-name="T25">a * x</text:span><text:span text:style-name="T56">2</text:span><text:span text:style-name="T25"> + b * x + c</text:span>。</text:p>
                                      <text:list>
                                        <text:list-item>
                                          <text:p text:style-name="P65"><text:span text:style-name="T54">現象背後的 本質 </text:span><text:span text:style-name="T32">↔</text:span><text:span text:style-name="T51"> </text:span><text:span text:style-name="T25">a * x</text:span><text:span text:style-name="T56">2</text:span><text:span text:style-name="T25"> + b * x + c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使用 物理學 取代 信念法則。</text:p>
                          <text:list>
                            <text:list-item>
                              <text:p text:style-name="P66">（信念法則 的 相關描述在 <text:span text:style-name="T50">新生之書</text:span>的 <text:span text:style-name="T50">傳承</text:span> 文件群的 <text:span text:style-name="T24">傳承 的 發展層級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增加（正確的）預設之內 的 明顯例子，假定，某一特定個體 看到 電風扇。</text:p>
                      <text:list>
                        <text:list-item>
                          <text:p text:style-name="P39">假定，該個體 看到 電風扇，沒有 預想、預設 接下來（有機率）會發生什麼事。</text:p>
                          <text:list>
                            <text:list-item>
                              <text:p text:style-name="P39">假定，該個體 看到 電風扇 倒下來。</text:p>
                            </text:list-item>
                            <text:list-item>
                              <text:p text:style-name="P39">該個體 有機率 嚇一跳、被驚嚇到、該現象認定是超自然現象。</text:p>
                            </text:list-item>
                            <text:list-item>
                              <text:p text:style-name="P39">該個體 有機率（之後 才）認定，該現象 是 自然現象。</text:p>
                              <text:list>
                                <text:list-item>
                                  <text:p text:style-name="P39">明顯例子，該個體 有機率（之後 才）看到，其他個體 弄倒 電風扇。</text:p>
                                  <text:list>
                                    <text:list-item>
                                      <text:p text:style-name="P48">弄倒 電風扇 的 明顯例子，勾到、拉到、碰到（電風扇的）電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假定，該個體 看到 電風扇，有 預想、預設 接下來（有機率）會發生什麼事。</text:p>
                          <text:list>
                            <text:list-item>
                              <text:p text:style-name="P50">假定，該個體 預想 接下來（有機率）發生，電風扇 有機率被 其他個體 弄倒。</text:p>
                            </text:list-item>
                            <text:list-item>
                              <text:p text:style-name="P51">假定，該個體 看到 電風扇 倒下來。</text:p>
                            </text:list-item>
                            <text:list-item>
                              <text:p text:style-name="P51">該個體 有機率 冷靜沉穩、感受到如我所料、該現象認定是自然現象。</text:p>
                            </text:list-item>
                            <text:list-item>
                              <text:p text:style-name="P52">該個體 有機率（之後 仍然）認定，該現象 是 自然現象。</text:p>
                            </text:list-item>
                            <text:list-item>
                              <text:p text:style-name="P50">該個體 有機率 降低 發生（其他個體 勾到、拉到（電風扇的）電線 的）機率。</text:p>
                              <text:list>
                                <text:list-item>
                                  <text:p text:style-name="P53">明顯例子，該個體 把 電風扇的 線 收納好、整理好。</text:p>
                                </text:list-item>
                                <text:list-item>
                                  <text:p text:style-name="P53">明顯例子，該個體 把 電風扇 往牆壁推。</text:p>
                                </text:list-item>
                                <text:list-item>
                                  <text:p text:style-name="P53">明顯例子，該個體 改用 無線電風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3">不用、不需要 過度預設、過度預想。</text:p>
                          <text:list>
                            <text:list-item>
                              <text:p text:style-name="P53">只需要 簡單預設、粗淺預想。</text:p>
                            </text:list-item>
                            <text:list-item>
                              <text:p text:style-name="P53">原因很明顯，省能。</text:p>
                              <text:list>
                                <text:list-item>
                                  <text:p text:style-name="P53">明顯例子，使用 些許的 思考，<text:span text:style-name="T53">預設出、預想出 最有可能發生的 幾種事件。</text:span></text:p>
                                  <text:list>
                                    <text:list-item>
                                      <text:p text:style-name="P53">目的 不是 完美預測 未來會發生的 事情、事件。</text:p>
                                    </text:list-item>
                                    <text:list-item>
                                      <text:p text:style-name="P53">目的 是 隨時都有心理預期、不會被嚇一跳、不會突然腦袋一片空白。</text:p>
                                    </text:list-item>
                                  </text:list>
                                </text:list-item>
                                <text:list-item>
                                  <text:p text:style-name="P54">明顯例子，使用 些許的 注意<text:span text:style-name="T53">力，觀察、感測 最有可能發生的 幾種事件</text:span>。</text:p>
                                </text:list-item>
                                <text:list-item>
                                  <text:p text:style-name="P54">明顯例子，使用 些許的 體<text:span text:style-name="T53">力，化解、免除 最有可能發生的 幾種事件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精神世界學"/>精神世界學<text:bookmark-end text:name="精神世界學"/></text:p>
          <text:list>
            <text:list-item>
              <text:p text:style-name="P55"><text:span text:style-name="T34">精神世界學</text:span> 是 <text:span text:style-name="T34">精神世界的 學門</text:span>。</text:p>
              <text:list>
                <text:list-item>
                  <text:p text:style-name="P55"><text:span text:style-name="T34">精神世界學</text:span> 是 <text:span text:style-name="T21">物質世界的個體 </text:span>記錄、好奇、探索 <text:span text:style-name="T34">精神世界，的 學門</text:span>。</text:p>
                </text:list-item>
                <text:list-item>
                  <text:p text:style-name="P8"><text:span text:style-name="T34">精神世界學</text:span> 是 記錄、好奇、探索<text:span text:style-name="T35">、思考、質疑、驗證、傳承</text:span> <text:span text:style-name="T34">精神世界的</text:span><text:span text:style-name="T36"> 投影世界觀 </text:span><text:span text:style-name="T34">學門</text:span>。</text:p>
                </text:list-item>
              </text:list>
            </text:list-item>
            <text:list-item>
              <text:p text:style-name="P55"><text:span text:style-name="T34">精神世界學</text:span> <text:span text:style-name="T30">↔</text:span><text:span text:style-name="T29"> </text:span>神學、哲學、數學、物理學、化學、生物學、考古學、歷史學、文化學、統計。</text:p>
              <text:list>
                <text:list-item>
                  <text:p text:style-name="P9"><text:span text:style-name="T34">精神世界學</text:span> <text:span text:style-name="T30">↔</text:span><text:span text:style-name="T29"> </text:span><text:span text:style-name="T21">物質世界</text:span><text:span text:style-name="T34">學</text:span>。</text:p>
                  <text:list>
                    <text:list-item>
                      <text:p text:style-name="P56"><text:span text:style-name="T34">精神世界的 </text:span>神學、哲學、數學、物理學 <text:span text:style-name="T30">↔</text:span><text:span text:style-name="T29"> </text:span><text:span text:style-name="T21">物質世界</text:span><text:span text:style-name="T34">的 </text:span>神學、哲學、數學、物理學。</text:p>
                    </text:list-item>
                    <text:list-item>
                      <text:p text:style-name="P56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18:02:19.911000000</dc:date>
    <meta:editing-duration>P16DT23H48M15S</meta:editing-duration>
    <meta:editing-cycles>15630</meta:editing-cycles>
    <meta:document-statistic meta:table-count="0" meta:image-count="0" meta:object-count="0" meta:page-count="1" meta:paragraph-count="189" meta:word-count="4730" meta:character-count="5631" meta:non-whitespace-character-count="5056"/>
  </office:meta>
</office:document-meta>
</file>